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shapes>
          <draw:frame draw:z-index="0" draw:style-name="gr1" svg:width="15.999cm" svg:height="8.999cm" svg:x="10.192cm" svg:y="0.39cm">
            <draw:object draw:notify-on-update-of-ranges="Feuille1.A1:Feuille1.A1 Feuille1.A2:Feuille1.A11 Feuille1.B1:Feuille1.B1 Feuille1.B2:Feuille1.B11 Feuille1.A2:Feuille1.A11 Feuille1.C1:Feuille1.C1 Feuille1.C2:Feuille1.C11 Feuille1.A2:Feuille1.A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max iter</text:p>
          </table:table-cell>
          <table:table-cell table:style-name="Default"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Accélération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54.11">
            <text:p>354.11</text:p>
          </table:table-cell>
          <table:table-cell office:value-type="float" office:value="29.587">
            <text:p>29,587</text:p>
          </table:table-cell>
          <table:table-cell table:formula="of:=[.B2]/[.C2]" office:value-type="float" office:value="11.9684320816575">
            <text:p>11,968432081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79.964">
            <text:p>679.964</text:p>
          </table:table-cell>
          <table:table-cell office:value-type="float" office:value="58.324001">
            <text:p>58,324001</text:p>
          </table:table-cell>
          <table:table-cell table:formula="of:=[.B3]/[.C3]" office:value-type="float" office:value="11.6583908569647">
            <text:p>11,65839085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005.17">
            <text:p>1005.17</text:p>
          </table:table-cell>
          <table:table-cell office:value-type="float" office:value="87.054001">
            <text:p>87,054001</text:p>
          </table:table-cell>
          <table:table-cell table:formula="of:=[.B4]/[.C4]" office:value-type="float" office:value="11.5465112281284">
            <text:p>11,546511228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331.381">
            <text:p>1331.381</text:p>
          </table:table-cell>
          <table:table-cell office:value-type="float" office:value="115.906998">
            <text:p>115,906998</text:p>
          </table:table-cell>
          <table:table-cell table:formula="of:=[.B5]/[.C5]" office:value-type="float" office:value="11.4866317217533">
            <text:p>11,486631721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57.055">
            <text:p>1657.055</text:p>
          </table:table-cell>
          <table:table-cell office:value-type="float" office:value="144.570999">
            <text:p>144,570999</text:p>
          </table:table-cell>
          <table:table-cell table:formula="of:=[.B6]/[.C6]" office:value-type="float" office:value="11.4618769425533">
            <text:p>11,461876942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982.755">
            <text:p>1982.755</text:p>
          </table:table-cell>
          <table:table-cell office:value-type="float" office:value="173.311996">
            <text:p>173,311996</text:p>
          </table:table-cell>
          <table:table-cell table:formula="of:=[.B7]/[.C7]" office:value-type="float" office:value="11.4403794645582">
            <text:p>11,440379464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306.028">
            <text:p>2306.028</text:p>
          </table:table-cell>
          <table:table-cell office:value-type="float" office:value="202.042007">
            <text:p>202,042007</text:p>
          </table:table-cell>
          <table:table-cell table:formula="of:=[.B8]/[.C8]" office:value-type="float" office:value="11.4136066763581">
            <text:p>11,413606676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33.573">
            <text:p>2633.573</text:p>
          </table:table-cell>
          <table:table-cell office:value-type="float" office:value="230.585007">
            <text:p>230,585007</text:p>
          </table:table-cell>
          <table:table-cell table:formula="of:=[.B9]/[.C9]" office:value-type="float" office:value="11.421267298615">
            <text:p>11,421267298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958.347">
            <text:p>2958.347</text:p>
          </table:table-cell>
          <table:table-cell office:value-type="float" office:value="259.535004">
            <text:p>259,535004</text:p>
          </table:table-cell>
          <table:table-cell table:formula="of:=[.B10]/[.C10]" office:value-type="float" office:value="11.3986435525283">
            <text:p>11,398643552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82.039">
            <text:p>3282.039</text:p>
          </table:table-cell>
          <table:table-cell office:value-type="float" office:value="288.343994">
            <text:p>288,343994</text:p>
          </table:table-cell>
          <table:table-cell table:formula="of:=[.B11]/[.C11]" office:value-type="float" office:value="11.382373374491">
            <text:p>11,382373374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4/10/2011</text:date>, <text:time>15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ptiste LAFONTAINE</meta:initial-creator>
    <meta:creation-date>2011-10-14T14:54:12</meta:creation-date>
    <dc:date>2011-10-14T15:14:25</dc:date>
    <dc:creator>Baptiste LAFONTAINE</dc:creator>
    <meta:editing-duration>PT4M53S</meta:editing-duration>
    <meta:editing-cycles>2</meta:editing-cycles>
    <meta:generator>LibreOffice/3.3$Linux LibreOffice_project/330m19$Build-301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4.449cm" svg:y="3.98cm" chart:style-name="ch2"/>
        <chart:plot-area chart:style-name="ch3" table:cell-range-address="Feuille1.A1:Feuille1.C11" chart:data-source-has-labels="both" svg:x="1.331cm" svg:y="0.855cm" svg:width="12.479cm" svg:height="6.984cm">
          <chartooo:coordinate-region svg:x="2.323cm" svg:y="1.054cm" svg:width="11.022cm" svg:height="6.138cm"/>
          <chart:axis chart:dimension="x" chart:name="primary-x" chart:style-name="ch4">
            <chart:title svg:x="6.11cm" svg:y="8.019cm" chart:style-name="ch5">
              <text:p>nombre d'itérations</text:p>
            </chart:title>
            <chart:categories table:cell-range-address="Feuille1.A2:Feuille1.A11"/>
          </chart:axis>
          <chart:axis chart:dimension="y" chart:name="primary-y" chart:style-name="ch4">
            <chart:title svg:x="0.451cm" svg:y="4.642cm" chart:style-name="ch6">
              <text:p>ms</text:p>
            </chart:title>
            <chart:grid chart:style-name="ch7" chart:class="major"/>
          </chart:axis>
          <chart:series chart:style-name="ch8" chart:values-cell-range-address="Feuille1.B2:Feuille1.B11" chart:label-cell-address="Feuille1.B1:Feuille1.B1" chart:class="chart:scatter">
            <chart:domain table:cell-range-address="Feuille1.A2:Feuille1.A11"/>
            <chart:data-point chart:repeated="10"/>
          </chart:series>
          <chart:series chart:style-name="ch9" chart:values-cell-range-address="Feuille1.C2:Feuille1.C11" chart:label-cell-address="Feuille1.C1:Feuille1.C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PU</text:p>
                <draw:g>
                  <svg:desc>Feuille1.B1:Feuille1.B1</svg:desc>
                </draw:g>
              </table:table-cell>
              <table:table-cell office:value-type="string">
                <text:p>GPU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Feuille1.A2:Feuille1.A11</svg:desc>
                </draw:g>
              </table:table-cell>
              <table:table-cell office:value-type="float" office:value="1000">
                <text:p>1000</text:p>
                <draw:g>
                  <svg:desc>Feuille1.A2:Feuille1.A11</svg:desc>
                </draw:g>
              </table:table-cell>
              <table:table-cell office:value-type="float" office:value="354.11">
                <text:p>354.11</text:p>
                <draw:g>
                  <svg:desc>Feuille1.B2:Feuille1.B11</svg:desc>
                </draw:g>
              </table:table-cell>
              <table:table-cell office:value-type="float" office:value="29.587">
                <text:p>29.587</text:p>
                <draw:g>
                  <svg:desc>Feuille1.C2:Feuille1.C11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679.964">
                <text:p>679.964</text:p>
              </table:table-cell>
              <table:table-cell office:value-type="float" office:value="58.324001">
                <text:p>58.32400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005.17">
                <text:p>1005.17</text:p>
              </table:table-cell>
              <table:table-cell office:value-type="float" office:value="87.054001">
                <text:p>87.054001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331.381">
                <text:p>1331.381</text:p>
              </table:table-cell>
              <table:table-cell office:value-type="float" office:value="115.906998">
                <text:p>115.90699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657.055">
                <text:p>1657.055</text:p>
              </table:table-cell>
              <table:table-cell office:value-type="float" office:value="144.570999">
                <text:p>144.570999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982.755">
                <text:p>1982.755</text:p>
              </table:table-cell>
              <table:table-cell office:value-type="float" office:value="173.311996">
                <text:p>173.311996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306.028">
                <text:p>2306.028</text:p>
              </table:table-cell>
              <table:table-cell office:value-type="float" office:value="202.042007">
                <text:p>202.04200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633.573">
                <text:p>2633.573</text:p>
              </table:table-cell>
              <table:table-cell office:value-type="float" office:value="230.585007">
                <text:p>230.585007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958.347">
                <text:p>2958.347</text:p>
              </table:table-cell>
              <table:table-cell office:value-type="float" office:value="259.535004">
                <text:p>259.53500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3282.039">
                <text:p>3282.039</text:p>
              </table:table-cell>
              <table:table-cell office:value-type="float" office:value="288.343994">
                <text:p>288.343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